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list-style-name="LS1">
      <style:paragraph-properties fo:margin-top="0in" fo:margin-bottom="0in" fo:line-height="115%" fo:break-before="auto" fo:break-after="auto" style:writing-mode="lr-tb"/>
    </style:style>
    <style:style style:name="P3" style:family="paragraph" style:parent-style-name="Standard" style:list-style-name="LS2">
      <style:paragraph-properties fo:margin-top="0in" fo:margin-bottom="0in" fo:line-height="115%" fo:break-before="auto" fo:break-after="auto" style:writing-mode="lr-tb"/>
    </style:style>
    <style:style style:name="P4" style:family="paragraph" style:parent-style-name="Standard" style:list-style-name="LS3">
      <style:paragraph-properties fo:margin-top="0in" fo:margin-bottom="0in" fo:line-height="115%" fo:break-before="auto" fo:break-after="auto" style:writing-mode="lr-tb"/>
    </style:style>
    <style:style style:name="P5" style:family="paragraph" style:parent-style-name="Standard" style:list-style-name="LS4">
      <style:paragraph-properties fo:margin-top="0in" fo:margin-bottom="0in" fo:line-height="115%" fo:break-before="auto" fo:break-after="auto" style:writing-mode="lr-tb"/>
    </style:style>
    <style:style style:name="P6" style:family="paragraph" style:parent-style-name="Standard" style:list-style-name="LS5">
      <style:paragraph-properties fo:margin-top="0in" fo:margin-bottom="0in" fo:line-height="115%" fo:break-before="auto" fo:break-after="auto" style:writing-mode="lr-tb"/>
    </style:style>
    <style:style style:name="P7" style:family="paragraph" style:parent-style-name="Standard" style:list-style-name="LS6">
      <style:paragraph-properties fo:margin-top="0in" fo:margin-bottom="0in" fo:line-height="115%" fo:break-before="auto" fo:break-after="auto" style:writing-mode="lr-tb"/>
    </style:style>
    <style:style style:name="P8" style:family="paragraph" style:parent-style-name="Standard" style:list-style-name="LS7">
      <style:paragraph-properties fo:margin-top="0in" fo:margin-bottom="0in" fo:line-height="115%" fo:break-before="auto" fo:break-after="auto" style:writing-mode="lr-tb"/>
    </style:style>
    <style:style style:name="P9" style:family="paragraph" style:parent-style-name="Standard" style:list-style-name="LS8">
      <style:paragraph-properties fo:margin-top="0in" fo:margin-bottom="0in" fo:line-height="115%" fo:break-before="auto" fo:break-after="auto" style:writing-mode="lr-tb"/>
    </style:style>
    <style:style style:name="P10" style:family="paragraph" style:parent-style-name="Standard" style:list-style-name="LS9">
      <style:paragraph-properties fo:margin-top="0in" fo:margin-bottom="0in" fo:line-height="115%" fo:break-before="auto" fo:break-after="auto" style:writing-mode="lr-tb"/>
    </style:style>
    <style:style style:name="P11" style:family="paragraph" style:parent-style-name="Standard">
      <style:paragraph-properties fo:line-height="115%" style:writing-mode="lr-tb"/>
    </style:style>
    <style:style style:name="P12" style:family="paragraph" style:parent-style-name="Standard">
      <style:paragraph-properties fo:line-height="115%" fo:break-before="auto" fo:break-after="auto" style:writing-mode="lr-tb"/>
    </style:style>
    <style:style style:name="P13" style:family="paragraph" style:parent-style-name="Heading_20_1" style:master-page-name="Standard">
      <style:paragraph-properties fo:line-height="115%" style:page-number="auto" fo:break-before="auto" fo:break-after="auto" style:writing-mode="lr-tb"/>
    </style:style>
    <style:style style:name="P14" style:family="paragraph" style:parent-style-name="Heading_20_1">
      <style:paragraph-properties fo:line-height="115%" fo:break-before="auto" fo:break-after="auto" style:writing-mode="lr-tb"/>
    </style:style>
    <style:style style:name="P15" style:family="paragraph" style:parent-style-name="Heading_20_3">
      <style:paragraph-properties fo:line-height="115%" fo:break-before="auto" fo:break-after="auto" style:writing-mode="lr-tb"/>
    </style:style>
    <style:style style:name="P16" style:family="paragraph" style:parent-style-name="Heading_20_3">
      <style:paragraph-properties fo:line-height="115%" fo:break-before="auto" fo:break-after="auto" style:writing-mode="lr-tb"/>
    </style:style>
    <style:style style:name="T1" style:family="text">
      <style:text-properties fo:font-variant="normal" fo:text-transform="none" fo:color="#000000" style:text-line-through-style="none" style:text-underline-style="none"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d0eynympw43g"/>Task A – Describe common threats to IT Systems and Data</text:h>
      <text:p text:style-name="P1"/>
      <text:p text:style-name="P1">Please use the answer sheet provided to complete Task A</text:p>
      <text:p text:style-name="P1"/>
      <text:h text:style-name="P15" text:outline-level="6"><text:bookmark text:name="h.pllmjflokyp0"/>1 Identify and describe the consequences of ten common physical threats to ICT systems and data including hardware damage, loss and theft eg</text:h>
      <text:list xml:id="list4232505026479281135" text:style-name="LS1">
        <text:list-item>
          <text:p text:style-name="P2">deliberate damage to hardware or equipment</text:p>
        </text:list-item>
        <text:list-item>
          <text:p text:style-name="P2">inadequate physical security</text:p>
        </text:list-item>
        <text:list-item>
          <text:p text:style-name="P2">loss or theft due to size or portability of devices</text:p>
        </text:list-item>
        <text:list-item>
          <text:p text:style-name="P2">accidental damage to hardware or equipment</text:p>
        </text:list-item>
      </text:list>
      <text:p text:style-name="P1"/>
      <text:p text:style-name="P1">Over the years keeping your computer safe has become increasingly important as now more than ever people are trying to steal or damage your data. Of course a standalone pc is invulnerable to attack, unless of course it is physically damaged, or stolen. Physical damage to a computer can be broken down into deliberate or accidental. Misuse of equipment can also lead to damage. An example of accidental damage can be if you are working on a computer without using an antistatic wristband, otherwise electrostatic discharge can damage hardware. If you have a PC Laptop then it is also vulnerable to being lost. Our advice is always keep your pc in a secure place and keep an eye on it if you take your companion travelling.</text:p>
      <text:p text:style-name="P1"/>
      <text:p text:style-name="P1">10 common physical threats to ICT systems:</text:p>
      <text:list xml:id="list8332440329620043955" text:style-name="LS2">
        <text:list-item>
          <text:p text:style-name="P3">electrostatic discharge</text:p>
        </text:list-item>
        <text:list-item>
          <text:p text:style-name="P3">overheating</text:p>
        </text:list-item>
        <text:list-item>
          <text:p text:style-name="P3">theft</text:p>
        </text:list-item>
        <text:list-item>
          <text:p text:style-name="P3">loss</text:p>
        </text:list-item>
        <text:list-item>
          <text:p text:style-name="P3">physical damage</text:p>
        </text:list-item>
      </text:list>
      <text:p text:style-name="P1"/>
      <text:p text:style-name="P1"><text:tab/></text:p>
      <text:p text:style-name="P1"/>
      <text:h text:style-name="P15" text:outline-level="10"><text:bookmark text:name="h.hrshdpjabpws"/>2 Identify and describe the consequences of the following types of malicious code:</text:h>
      <text:list xml:id="list3090514792710882942" text:style-name="LS3">
        <text:list-item>
          <text:p text:style-name="P4">Virus</text:p>
        </text:list-item>
        <text:list-item>
          <text:p text:style-name="P4">Malware</text:p>
        </text:list-item>
        <text:list-item>
          <text:p text:style-name="P4">Spyware</text:p>
        </text:list-item>
        <text:list-item>
          <text:p text:style-name="P4">Adware</text:p>
        </text:list-item>
        <text:list-item>
          <text:p text:style-name="P4"><text:soft-page-break/>Trojan</text:p>
        </text:list-item>
        <text:list-item>
          <text:p text:style-name="P4">Logic bomb</text:p>
        </text:list-item>
        <text:list-item>
          <text:p text:style-name="P4">Worm</text:p>
        </text:list-item>
        <text:list-item>
          <text:p text:style-name="P4">Rootkits</text:p>
        </text:list-item>
        <text:list-item>
          <text:p text:style-name="P4">Keylogger</text:p>
        </text:list-item>
      </text:list>
      <text:p text:style-name="P1"/>
      <text:p text:style-name="P1">Virus-</text:p>
      <text:p text:style-name="P1">Code that is capable of reproducing itself and causing harm to the computer system, for example deleting important user files.</text:p>
      <text:p text:style-name="P1"/>
      <text:p text:style-name="P1">Trojan-</text:p>
      <text:p text:style-name="P1">Malware that appears to perform a task beneficial to the user but instead allows a remote attacker remote access to the computer</text:p>
      <text:p text:style-name="P1"/>
      <text:p text:style-name="P1">Logic Bomb-</text:p>
      <text:p text:style-name="P1">Code that is placed on a computer and is run when certain criteria is met, for example an employee may plant a logic bomb before they leave the company and when a certain record is called the code will run causing undesirable effects.</text:p>
      <text:p text:style-name="P1"/>
      <text:p text:style-name="P1">Worm-</text:p>
      <text:p text:style-name="P1">Self replicating code which copies itself across a network. It will always cause harm even if this is only bandwidth consumption. Unlike a virus is does not need to attach itself to a program.</text:p>
      <text:p text:style-name="P1"/>
      <text:p text:style-name="P1">Spyware-</text:p>
      <text:p text:style-name="P1">Code that self installs on a computer and gathers information about a person’s use of the system which is then sent back to the attacker.</text:p>
      <text:p text:style-name="P1"/>
      <text:h text:style-name="P15" text:outline-level="10"><text:bookmark text:name="h.7n6imuahxgyl"/>3 Identify and describe the consequences of seven other common types of electronic threats to ICT systems and data.</text:h>
      <text:p text:style-name="P1"/>
      <text:p text:style-name="P1">Electronic threats include: Unauthorised access to a system, by social engineering (which is misleading someone into thinking they are giving their details to a legitimate source), poorly protected passwords (your dog’s name for example) or people trying to crack into the system. Ways to combat this are using a password which contains a mix of uppercase and lowercase characters, as well as numbers and special characters and keeping your password and other information secure. For example your bank will never ring you up and ask for your bank details. Always install new updates on your system or router. Updates are brought out to seal up security holes in a system and to protect you! Remember, always test updates on a server before you roll them out to all the client pcs. Another thing to ensure is that your network security is strong and all working; this includes firewalls, web and mail servers and any wireless access points. Denial of service attacks are used by people trying to take down a system, and example of people with these motives can be disgruntled ex employees. There are many <text:soft-page-break/>different types of these and it is hard to defend against, but ensuring your security is up to date and a firewalled router is in use is a good deterrent.</text:p>
      <text:p text:style-name="P1"/>
      <text:p text:style-name="P1"/>
      <text:p text:style-name="P1"/>
      <text:h text:style-name="P15" text:outline-level="10"><text:bookmark text:name="h.3qqxa6wi7onl"/>4 Explain five security vulnerabilities associated with remote access technologies, including wireless.</text:h>
      <text:p text:style-name="P1"/>
      <text:p text:style-name="P1">When wireless technologies are added to a system it opens up a whole new window for security vulnerabilities. Wireless technologies mean that it is easier for remote users to get access into systems.</text:p>
      <text:p text:style-name="P1">For example, many people have wireless routers installed in their house, and a large number of people also use WEP security on their router. WEP is a means of encryption and stands for Wired Equivalent Privacy. The first type of encryption to come out for wireless, and is now very insecure; anyone can download a program off the internet that monitors packets and crack the encryption to a wireless router using the WEP algorithm. WEP has been replaced with WPA which is more secure.</text:p>
      <text:h text:style-name="P14" text:outline-level="10"><text:bookmark text:name="h.gktvwxcvwqxk"/>Task B – Describe methods of protecting ICT Systems and Data</text:h>
      <text:p text:style-name="P1"/>
      <text:p text:style-name="P1">Please use the answer sheet provided to complete Task B</text:p>
      <text:p text:style-name="P1"/>
      <text:h text:style-name="P15" text:outline-level="10"><text:bookmark text:name="h.7kik4b3aio1n"/>1 Describe the methods of providing physical access control and security for ICT systems including:</text:h>
      <text:list xml:id="list4093808417043285241" text:style-name="LS4">
        <text:list-item>
          <text:p text:style-name="P5">locks (hardware locks and entry locks)</text:p>
        </text:list-item>
        <text:list-item>
          <text:p text:style-name="P5">biometric controls (fingerprint, voice and retina recognition)</text:p>
        </text:list-item>
        <text:list-item>
          <text:p text:style-name="P5">CCTV</text:p>
        </text:list-item>
        <text:list-item>
          <text:p text:style-name="P5">fire control systems</text:p>
        </text:list-item>
        <text:list-item>
          <text:p text:style-name="P5">shielding (cable screening)</text:p>
        </text:list-item>
        <text:list-item>
          <text:p text:style-name="P5">Faraday Cage</text:p>
        </text:list-item>
        <text:list-item>
          <text:p text:style-name="P5">Motion detector</text:p>
        </text:list-item>
      </text:list>
      <text:p text:style-name="P1">Physical Access Control</text:p>
      <text:p text:style-name="P1">There are an endless number of possibilities to securing your network. For instance take a server and the data on it, for example. The only way to properly secure it is to drop it in a hole in the ground and fill it with concrete, and even then it’s not secure. In reality there is no given way to make the physical access to your computer easy for some users and impossible for others. <text:soft-page-break/>There are many technologies out though that can be used to make it very difficult for thieves and catch them in the process.</text:p>
      <text:p text:style-name="P1">The simplest of physical access control is to use a lock. A server in a locked server room is harder to get to than a server in a room with an open door.</text:p>
      <text:p text:style-name="P1">CCTV (closed circuit television) for example is used to monitor systems, and record motion images of the system. These are then stored and can be reviewed if there is a problem to see what was happening. All networks should be covered by CCTV it is a cost effective way of deterring thieves and also catching them if a break in were to happen.</text:p>
      <text:p text:style-name="P1">On the other end of the scale we have biometrics, which is a relatively new technology which analyses people trying to gain access based on unique properties, such as fingerprints and retina. This is very expensive to implement and will only be used by larger organisations where data control is vital. Of course this isn’t a fool-proof way, fingerprints can be faked and contact lenses exist. Biometrics are the best way of securing a system at the current time.</text:p>
      <text:p text:style-name="P1">We have talked about protecting physical equipment from an attacker of thief, but accidents can occur too. In the event of a fire, controls should be in place to protect equipment. Data which is of vital importance should be kept in a fire-proof cabinet, just as you would an important document.</text:p>
      <text:p text:style-name="P1"/>
      <text:h text:style-name="P15" text:outline-level="10"><text:bookmark text:name="h.rparg93fgj6b"/>2 Describe methods of providing electronic protection and security controls for any six of the following:</text:h>
      <text:list xml:id="list5189063562585893528" text:style-name="LS5">
        <text:list-item>
          <text:p text:style-name="P6">firewalls</text:p>
        </text:list-item>
        <text:list-item>
          <text:p text:style-name="P6">virtual networks</text:p>
        </text:list-item>
        <text:list-item>
          <text:p text:style-name="P6">secure connection/transfer protocols</text:p>
        </text:list-item>
        <text:list-item>
          <text:p text:style-name="P6">wireless connection security</text:p>
        </text:list-item>
        <text:list-item>
          <text:p text:style-name="P6">login and password protection</text:p>
        </text:list-item>
        <text:list-item>
          <text:p text:style-name="P6">access rights and permissions (including limiting data access)</text:p>
        </text:list-item>
        <text:list-item>
          <text:p text:style-name="P6">virus, malware and spyware protection</text:p>
        </text:list-item>
        <text:list-item>
          <text:p text:style-name="P6">secure remote access</text:p>
        </text:list-item>
        <text:list-item>
          <text:p text:style-name="P6">backup and restore systems</text:p>
        </text:list-item>
        <text:list-item>
          <text:p text:style-name="P6">monitoring systems (activity logging, access logs and audit logs)</text:p>
        </text:list-item>
      </text:list>
      <text:p text:style-name="P1"/>
      <text:p text:style-name="P1">Electronic access control</text:p>
      <text:p text:style-name="P1">This is the harder of the two to defend against and attacks occur the most often. <text:s/>A standalone computer is much more secure, as physical access control is the only thing that needs to be addressed, connect the computer to a network - there are multiple points where data can be accessed, connect to the cloud and its possible for the whole world to access your data.</text:p>
      <text:p text:style-name="P1">The most popular way of controlling electronic access is by using a firewall. Firewalls filter traffic based on whether they are allowed to access data or not. For example a corporate firewall may have a rule in place to allow computers from the company network to access some data, but not computers external to the company. By having a firewall it makes it harder for a remote attacker to access your data.</text:p>
      <text:p text:style-name="P1"><text:soft-page-break/>Secure transfer protocols should be used when transferring data; SFTP (secure file transfer protocol) can be used in conjunctions to SSH (secure shell) to transfer data using public key cryptography. These sit at the application layer of the OSI model.</text:p>
      <text:p text:style-name="P1"/>
      <text:h text:style-name="P15" text:outline-level="10"><text:bookmark text:name="h.wqj83e9hpj6e"/>3 Differentiate the following access control methods:</text:h>
      <text:list xml:id="list1149243905162408168" text:style-name="LS6">
        <text:list-item>
          <text:p text:style-name="P7">mandatory</text:p>
          <text:list>
            <text:list-item>
              <text:p text:style-name="P7">In computer security, mandatory access control (MAC) refers to a type of access control by which the operating system constrains the ability of a subject or initiator to access or generally perform some sort of operation on an object or target. In practice, a subject is usually a process or thread; objects are constructs such as files, directories, TCP/UDP ports, shared memory segments, IO devices etc. Subjects and objects each have a set of security attributes. Whenever a subject attempts to access an object, an authorization rule enforced by the operating system kernel examines these security attributes and decides whether the access can take place. Any operation by any subject on any object is tested against the set of authorization rules (aka policy) to determine if the operation is allowed. A database management system, in its access control mechanism, can also apply mandatory access control; in this case, the objects are tables, views, procedures, etc.</text:p>
            </text:list-item>
          </text:list>
        </text:list-item>
        <text:list-item>
          <text:p text:style-name="P7">discretionary</text:p>
          <text:list>
            <text:list-item>
              <text:p text:style-name="P7">In computer security, discretionary access control (DAC) is a type of access control defined by the Trusted Computer System Evaluation Criteria[1] "as 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 Discretionary access control is commonly discussed in contrast to mandatory access control (MAC, sometimes termed non-discretionary access control). Occasionally a system as a whole is said to have "discretionary" or "purely discretionary" access control as a way of saying that the system lacks mandatory access control. On the other hand, systems can be said to implement both MAC and DAC simultaneously, where DAC refers to one category of access controls that subjects can transfer among each other, and MAC refers to a second category of access controls that imposes constraints upon the first.</text:p>
            </text:list-item>
          </text:list>
        </text:list-item>
        <text:list-item>
          <text:p text:style-name="P7">role based</text:p>
          <text:list>
            <text:list-item>
              <text:p text:style-name="P7">In computer systems security, role-based access control (RBAC)[1][2] is an approach to restricting system access to authorized users. It is used by the majority of enterprises with more than 500 employees,[3] and can implement mandatory access control (MAC) or discretionary access control (DAC). RBAC is sometimes referred to as role-based security.</text:p>
            </text:list-item>
          </text:list>
        </text:list-item>
      </text:list>
      <text:p text:style-name="P1"/>
      <text:h text:style-name="P15" text:outline-level="10"><text:bookmark text:name="h.9qsdo713s082"/><text:soft-page-break/>4 Describe the characteristics of strong passwords and the methods of attacking password protected systems relating to any six of the following:</text:h>
      <text:list xml:id="list1524866362678858474" text:style-name="LS7">
        <text:list-item>
          <text:p text:style-name="P8">complexity</text:p>
        </text:list-item>
        <text:list-item>
          <text:p text:style-name="P8">length</text:p>
        </text:list-item>
        <text:list-item>
          <text:p text:style-name="P8">duration (mandatory changing)</text:p>
        </text:list-item>
        <text:list-item>
          <text:p text:style-name="P8">password history</text:p>
        </text:list-item>
        <text:list-item>
          <text:p text:style-name="P8">storing (electronic/non-electronic)</text:p>
        </text:list-item>
        <text:list-item>
          <text:p text:style-name="P8">dictionary attack</text:p>
        </text:list-item>
        <text:list-item>
          <text:p text:style-name="P8">brute force attack</text:p>
        </text:list-item>
        <text:list-item>
          <text:p text:style-name="P8">social engineering attack</text:p>
        </text:list-item>
        <text:list-item>
          <text:p text:style-name="P8">keyboard attack</text:p>
        </text:list-item>
        <text:list-item>
          <text:p text:style-name="P8">man in the middle’ attack</text:p>
        </text:list-item>
      </text:list>
      <text:p text:style-name="P1"/>
      <text:h text:style-name="P15" text:outline-level="10"><text:bookmark text:name="h.a5qeat9xnylo"/>Characteristics of strong passwords</text:h>
      <text:p text:style-name="P1"><text:bookmark text:name="docs-internal-guid-182597b0-9aa7-f5eb-adbd-58584b359c81"/><text:span text:style-name="T1"><draw:frame draw:style-name="fr1" draw:name="graphics1" text:anchor-type="as-char" svg:width="6.5in" svg:height="5.2811in" draw:z-index="0"><draw:image xlink:href="https://lh3.googleusercontent.com/FMV066gAdwjySVk--AJ8YOiNUBFwQS1jY2XsbYtzstXB_Ib5ANWihvWQUCyZPZeaAngumuDHLv5mknUGz3zPopzzAPSI6KboppCRYKZBg79WzD5Gk2fFJmskhZ38Lj_NPU2Dwd9c" xlink:type="simple" xlink:show="embed" xlink:actuate="onLoad"/></draw:frame></text:span> </text:p>
      <text:p text:style-name="P11"><text:soft-page-break/></text:p>
      <text:p text:style-name="P1">A strong password will traditionally contain a combination of uppercase and lowercase alphanumeric characters however a purely random passphrase is much more difficult <text:s/>The strongest passwords include a combination of numbers, letters (upper and lowercase) and symbols. The longer the password is the stronger it is so long as a variety of characters are used. Words found in the dictionary are the weakest passwords as an attacker can perform an attack whereby words in the dictionary are entered until the correct password is found. Many programs and websites now include an indicator telling the user how strong their password is, the stronger the password the less vulnerable to attack the account is.</text:p>
      <text:p text:style-name="P1"/>
      <text:p text:style-name="P1">Methods used to crack passwords</text:p>
      <text:p text:style-name="P1">As mentioned before a dictionary attack can be used which attempts to crack the password by entering words in the dictionary until the password has been broken.</text:p>
      <text:p text:style-name="P1">brute-force attacking is similar, but allows the attacker to use characters outside of the dictionary and combinations of characters, such as ‘abcd123’ to ‘wxyz321’.</text:p>
      <text:p text:style-name="P1">There are also other ways to obtain a user’s password such as phishing whereby the user is tricked into giving their information. An example of this could be an email which appears to be from their bank asking to confirm their details, but instead is the attacker pretending to be an official trusted source. </text:p>
      <text:p text:style-name="P1"/>
      <text:h text:style-name="P14" text:outline-level="10"><text:bookmark text:name="h.rmj6ezbus9fo"/>Task C – Identify and explain the application of Cryptography to ICT Systems and Data</text:h>
      <text:p text:style-name="P1"/>
      <text:p text:style-name="P1">Please use the answer sheet provided to complete Task C</text:p>
      <text:p text:style-name="P1"/>
      <text:h text:style-name="P15" text:outline-level="10"><text:bookmark text:name="h.ly4oseizrgn2"/>1 Describe the following cryptographic algorithms:</text:h>
      <text:list xml:id="list8883296178159524387" text:style-name="LS8">
        <text:list-item>
          <text:p text:style-name="P9">hashing</text:p>
          <text:list>
            <text:list-item>
              <text:p text:style-name="P9">A cryptographic hash function is a hash function which is considered practically impossible to invert, that is, to recreate the input data from its hash value alone. These one-way hash functions have been called "the workhorses of modern cryptography".</text:p>
            </text:list-item>
          </text:list>
        </text:list-item>
        <text:list-item>
          <text:p text:style-name="P9">symmetric</text:p>
          <text:list>
            <text:list-item>
              <text:p text:style-name="P9">Symmetric-key algorithms are algorithms for cryptography that use the same cryptographic keys for both encryption of plaintext and decryption of ciphertext. The keys may be identical or there may be a simple transformation to go between the two keys. The keys, in practice, represent a shared secret between two or more parties that can be used to maintain a private information link. This requirement that both parties have access to the secret key is one of the main drawbacks of symmetric key encryption, in comparison to public-key encryption.</text:p>
            </text:list-item>
          </text:list>
        </text:list-item>
        <text:list-item>
          <text:p text:style-name="P9"><text:soft-page-break/>asymmetric</text:p>
          <text:list>
            <text:list-item>
              <text:p text:style-name="P9">Public-key cryptography refers to a set of cryptographic algorithms that are based on mathematical problems that currently admit no efficient solution -- particularly those inherent in certain integer factorization, discrete logarithm, and elliptic curve relationships. It is computationally easy for a user to generate a public and private key-pair and to use it for encryption and decryption. The strength lies in the "impossibility" (computational impracticality) for a properly generated private key to be determined from its corresponding public key. Thus the public key may be published without compromising security. Security depends only on keeping the private key private. Public key algorithms, unlike symmetric key algorithms, do not require a secure channel for the initial exchange of one (or more) secret keys between the parties.</text:p>
            </text:list-item>
          </text:list>
        </text:list-item>
      </text:list>
      <text:p text:style-name="P1"/>
      <text:h text:style-name="P15" text:outline-level="10"><text:bookmark text:name="h.5gpd9tx0unw"/>2 Describe how cryptography can be applied to ICT systems and data security in terms of:</text:h>
      <text:list xml:id="list652855156237943499" text:style-name="LS9">
        <text:list-item>
          <text:p text:style-name="P10">confidentiality</text:p>
        </text:list-item>
        <text:list-item>
          <text:p text:style-name="P10">integrity</text:p>
        </text:list-item>
        <text:list-item>
          <text:p text:style-name="P10">authentication</text:p>
        </text:list-item>
        <text:list-item>
          <text:p text:style-name="P10">non-repudiation</text:p>
        </text:list-item>
        <text:list-item>
          <text:p text:style-name="P10">access control</text:p>
        </text:list-item>
      </text:list>
      <text:p text:style-name="P1"/>
      <text:h text:style-name="P15" text:outline-level="10"><text:bookmark text:name="h.lcr6vs2z6q98"/>3 Explain the operation of Public Key Infrastructure (PKI).</text:h>
      <text:p text:style-name="P1">A public key infrastructure (PKI) is a set of hardware, software, people, policies, and procedures needed to create, manage, distribute, use, store, and revoke digital certificates[1] and manage public-key encryption. The purpose of a PKI is to facilitate the secure electronic transfer of information for a range of network activities such as e-commerce, internet banking and confidential email. It is required for activities where simple passwords are an inadequate authentication method and more rigorous proof is required to confirm the identity of the parties involved in the communication and to validate the information being transferred.</text:p>
      <text:p text:style-name="P1"/>
      <text:h text:style-name="P15" text:outline-level="10"><text:bookmark text:name="h.ij4970fmszke"/>4 Explain the concepts of Key Management and Certificate lifecycles.</text:h>
      <text:p text:style-name="P1">Key pairs and their associated certificates have a defined life cycle. They are initially requested by the individuals or entities requiring them. Typically, this request is made to a Certificate Authority (CA), which is responsible for verifying the requester’s identity and generating a key-pair and certificate for them. The CA then sends those items to the requester.</text:p>
      <text:p text:style-name="P1"/>
      <text:p text:style-name="P1">The certificate is then valid for use by the requester until its expiration date, at which point the certificate is automatically revoked. Private keys are typically stored in a secure location, <text:soft-page-break/>possibly including hardware designed expressly for this purpose. If a key is lost, your PKI may allow for its retrieval via a process known as key recovery.</text:p>
      <text:p text:style-name="P1"/>
      <text:p text:style-name="P1">It is possible to revoke a certificate prior to its expiration, for reasons including compromise of the private key, using a process known as certificate revocation, which permanently invalidates the certificate. You can also temporarily disable a certificate through certificate suspension; you might do this if you suspect key compromise but don’t know for sure yet whether it occurred. Revoked, suspended and expired certificates are placed into one or more certificate revocation notice systems such as a Certificate Revocation List (or CR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278in" fo:margin-bottom="0.0835in"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fo:line-height="115%" fo:keep-together="always" fo:break-before="auto" fo:break-after="auto" fo:keep-with-next="always" style:writing-mode="lr-tb"/>
      <style:text-properties fo:color="#666666" style:font-name="Arial" fo:font-size="15pt" fo:font-style="normal" style:font-name-asian="Arial" style:font-size-asian="15pt" style:font-style-asian="normal" style:font-name-complex="Arial"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75in"/>
      </text:list-level-style-bullet>
      <text:list-level-style-bullet text:level="2" text:style-name="List1Level1" text:bullet-char="○">
        <style:list-level-properties text:space-before="0.75in" text:min-label-width="0.75in"/>
      </text:list-level-style-bullet>
      <text:list-level-style-bullet text:level="3" text:style-name="List1Level2" text:bullet-char="■">
        <style:list-level-properties text:space-before="1.3748in" text:min-label-width="0.6252in"/>
      </text:list-level-style-bullet>
      <text:list-level-style-bullet text:level="4" text:style-name="List1Level3" text:bullet-char="●">
        <style:list-level-properties text:space-before="1.75in" text:min-label-width="0.75in"/>
      </text:list-level-style-bullet>
      <text:list-level-style-bullet text:level="5" text:style-name="List1Level4" text:bullet-char="○">
        <style:list-level-properties text:space-before="2.25in" text:min-label-width="0.75in"/>
      </text:list-level-style-bullet>
      <text:list-level-style-bullet text:level="6" text:style-name="List1Level5" text:bullet-char="■">
        <style:list-level-properties text:space-before="2.8748in" text:min-label-width="0.6252in"/>
      </text:list-level-style-bullet>
      <text:list-level-style-bullet text:level="7" text:style-name="List1Level6" text:bullet-char="●">
        <style:list-level-properties text:space-before="3.25in" text:min-label-width="0.75in"/>
      </text:list-level-style-bullet>
      <text:list-level-style-bullet text:level="8" text:style-name="List1Level7" text:bullet-char="○">
        <style:list-level-properties text:space-before="3.75in" text:min-label-width="0.75in"/>
      </text:list-level-style-bullet>
      <text:list-level-style-bullet text:level="9" text:style-name="List1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Ciaran Maher</dc:creator>
    <meta:editing-cycles>2</meta:editing-cycles>
    <meta:document-statistic meta:table-count="0" meta:image-count="1" meta:object-count="0" meta:page-count="9" meta:paragraph-count="117" meta:word-count="2709" meta:character-count="16414"/>
    <dc:date>2015-10-24T17:22:06.07</dc:date>
    <meta:editing-duration>PT29M49S</meta:editing-duration>
  </office:meta>
</office:document-meta>
</file>